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36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14b9ff" officeooo:paragraph-rsid="0014b9f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1198b9" officeooo:paragraph-rsid="001198b9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officeooo:rsid="000f4f9f" officeooo:paragraph-rsid="000f4f9f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4f9f" officeooo:paragraph-rsid="000f4f9f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cde9" officeooo:paragraph-rsid="0012cde9" style:font-weight-asian="bold" style:font-name-complex="Arial"/>
    </style:style>
    <style:style style:name="P14" style:family="paragraph" style:parent-style-name="Standard">
      <style:text-properties style:font-name="Arial" fo:font-style="italic" style:font-style-asian="italic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6" style:family="paragraph" style:parent-style-name="Standard">
      <style:text-properties style:font-name="Arial" fo:font-style="italic" officeooo:rsid="0012cde9" officeooo:paragraph-rsid="0012cde9" style:font-style-asian="italic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12cde9" officeooo:paragraph-rsid="0012cde9" style:font-name-complex="Arial"/>
    </style:style>
    <style:style style:name="P22" style:family="paragraph" style:parent-style-name="Standard">
      <style:text-properties style:font-name="Arial" fo:font-size="12pt" style:font-size-asian="12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4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5" style:family="paragraph" style:parent-style-name="Standard">
      <style:text-properties style:font-name="Arial" fo:font-style="normal" officeooo:rsid="000e92a1" officeooo:paragraph-rsid="000e92a1" style:font-style-asian="normal" style:font-name-complex="Ari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tyle="normal" officeooo:rsid="0012cde9" officeooo:paragraph-rsid="0012cde9" style:font-style-asian="normal" style:font-name-complex="Arial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2cde9" officeooo:paragraph-rsid="0012cde9" style:font-weight-asian="normal" style:font-name-complex="Arial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facb" officeooo:paragraph-rsid="0012cde9" style:font-weight-asian="normal" style:font-name-complex="Arial" style:font-weight-complex="normal"/>
    </style:style>
    <style:style style:name="P31" style:family="paragraph" style:parent-style-name="Heading_20_1">
      <style:text-properties fo:font-size="12pt" style:font-size-asian="12pt"/>
    </style:style>
    <style:style style:name="P32" style:family="paragraph" style:parent-style-name="Heading_20_3">
      <style:text-properties fo:font-style="normal" officeooo:rsid="0012cde9" officeooo:paragraph-rsid="0012cde9" style:font-style-asian="normal" style:font-style-complex="normal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d5e3c"/>
    </style:style>
    <style:style style:name="T5" style:family="text">
      <style:text-properties officeooo:rsid="0012cde9"/>
    </style:style>
    <style:style style:name="T6" style:family="text">
      <style:text-properties officeooo:rsid="0016353a"/>
    </style:style>
    <style:style style:name="T7" style:family="text">
      <style:text-properties officeooo:rsid="0017df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1" text:outline-level="1">Caso de Uso</text:h>
          </table:table-cell>
          <table:table-cell table:style-name="Tabla1.B1" table:number-columns-spanned="5" office:value-type="string">
            <text:h text:style-name="P32" text:outline-level="3">Añadir <text:span text:style-name="T6">paciente/trabajador</text:span>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24"><text:span text:style-name="T1">Médico</text:span>(I), <text:span text:style-name="T2">Enfermero(I), Auxiliar(I), Celador(I), Fisioterapeuta(I), Personal administrativ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24"><text:span text:style-name="T4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6">Gestión de dietas</text:p>
          </table:table-cell>
          <table:covered-table-cell/>
          <table:table-cell table:style-name="Tabla1.D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5">Solo personal autorizado puede <text:span text:style-name="T5">añadir a un usuario al siste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4">Grupo <text:span text:style-name="T7">2</text:span>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7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7">1.0</text:p>
          </table:table-cell>
        </table:table-row>
      </table:table>
      <text:p text:style-name="P2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>Propósito</text:p>
          </table:table-cell>
        </table:table-row>
        <table:table-row table:style-name="Tabla2.2">
          <table:table-cell table:style-name="Tabla2.A2" office:value-type="string">
            <text:p text:style-name="P26">Asignar una dieta a un nuevo paciente o trabajador</text:p>
          </table:table-cell>
        </table:table-row>
      </table:table>
      <text:p text:style-name="P2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>Resumen</text:p>
          </table:table-cell>
        </table:table-row>
        <table:table-row table:style-name="Tabla3.1">
          <table:table-cell table:style-name="Tabla3.A2" office:value-type="string">
            <text:p text:style-name="P26">Se pondrá a disposición de un usuario válido un menú para añadir a un paciente o trabajador y asignarle una dieta</text:p>
          </table:table-cell>
        </table:table-row>
      </table:table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2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21">El usuario accede a la acción de Añadir usuario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8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30">El sistema comprobará que el usuario tiene permiso para realizar dicha acción.</text:p>
          </table:table-cell>
        </table:table-row>
        <table:table-row table:style-name="Tabla4.2">
          <table:table-cell table:style-name="Tabla4.A4" office:value-type="string">
            <text:p text:style-name="P11">3</text:p>
          </table:table-cell>
          <table:table-cell table:style-name="Tabla4.B4" office:value-type="string">
            <text:p text:style-name="P21">Si el usuario es válido debera rellenar información del paciente o trabajador y asignar una dieta</text:p>
          </table:table-cell>
          <table:table-cell table:style-name="Tabla4.C4" office:value-type="string">
            <text:p text:style-name="P7"/>
          </table:table-cell>
          <table:table-cell table:style-name="Tabla4.D4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9"/>
          </table:table-cell>
          <table:table-cell table:style-name="Tabla4.B5" office:value-type="string">
            <text:p text:style-name="P19"/>
          </table:table-cell>
          <table:table-cell table:style-name="Tabla4.C5" office:value-type="string">
            <text:p text:style-name="P13">4</text:p>
          </table:table-cell>
          <table:table-cell table:style-name="Tabla4.D5" office:value-type="string">
            <text:p text:style-name="P29">El usuario puede guardas al nuevo paciente o trabajador, o no añadir a este.</text:p>
          </table:table-cell>
        </table:table-row>
      </table:table>
      <text:p text:style-name="P2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2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/>
          </table:table-cell>
          <table:table-cell table:style-name="Tabla5.B2" table:number-columns-spanned="4" office:value-type="string">
            <text:p text:style-name="P27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2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Varias veces al dí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Baja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2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9T00:45:26.553235039</dc:date>
    <meta:print-date>2012-03-13T15:37:00</meta:print-date>
    <meta:editing-cycles>25</meta:editing-cycles>
    <meta:editing-duration>PT1H40M21S</meta:editing-duration>
    <meta:generator>LibreOffice/5.1.6.2$Linux_X86_64 LibreOffice_project/10m0$Build-2</meta:generator>
    <meta:document-statistic meta:table-count="5" meta:image-count="0" meta:object-count="0" meta:page-count="1" meta:paragraph-count="47" meta:word-count="156" meta:character-count="1001" meta:non-whitespace-character-count="889"/>
  </office:meta>
</office:document-meta>
</file>